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style:paragraph-properties fo:text-align="center"/>
      <style:text-properties fo:font-size="18pt"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style:font-size-asian="18pt"/>
    </style:style>
    <style:style style:name="T8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2" draw:text-style-name="P8" xml:id="id6" draw:id="id6" draw:layer="layout" svg:width="7.62cm" svg:height="3.048cm" svg:x="14.462cm" svg:y="1.635cm">
          <text:p text:style-name="P1"><text:span text:style-name="T6">CheckNIC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7" draw:id="id7" draw:layer="layout" svg:width="9.017cm" svg:height="2.667cm" svg:x="13.743cm" svg:y="6.08cm">
          <text:p text:style-name="P1"><text:span text:style-name="T7">ネットワークインターフェースカード</text:span></text:p>
          <text:p text:style-name="P1"><text:span text:style-name="T7">(NIC)</text:span><text:span text:style-name="T7">の認識状態で判断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8" draw:id="id8" draw:layer="layout" svg:width="6.263cm" svg:height="1.731cm" svg:x="7.31cm" svg:y="9.81cm">
          <text:p text:style-name="P1"><text:span text:style-name="T6">イーサネット</text:span><text:span text:style-name="T6">NIC</text:span><text:span text:style-name="T6">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9" draw:id="id9" draw:layer="layout" svg:width="6.223cm" svg:height="1.524cm" svg:x="22.974cm" svg:y="10.017cm">
          <text:p text:style-name="P1"><text:span text:style-name="T6">無線</text:span><text:span text:style-name="T6">LAN NIC</text:span><text:span text:style-name="T6">が無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0" draw:id="id10" draw:layer="layout" svg:width="7.493cm" svg:height="4.064cm" svg:x="6.715cm" svg:y="13.573cm">
          <text:p text:style-name="P1"><text:span text:style-name="T7">lspci</text:span><text:span text:style-name="T7">コマンドにより</text:span></text:p>
          <text:p text:style-name="P1"><text:span text:style-name="T7">有線か無線が認識される。</text:span><text:span text:style-name="T7"><text:line-break/></text:span><text:span text:style-name="T7">CheckNIC.ds</text:span><text:span text:style-name="T7">が</text:span><text:span text:style-name="T7">true</text:span><text:span text:style-name="T7">を</text:span></text:p>
          <text:p text:style-name="P1"><text:span text:style-name="T7">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1" draw:id="id11" draw:layer="layout" svg:width="7.493cm" svg:height="4.064cm" svg:x="22.339cm" svg:y="13.573cm">
          <text:p text:style-name="P1"><text:span text:style-name="T7">lspci</text:span><text:span text:style-name="T7">コマンドにより</text:span></text:p>
          <text:p text:style-name="P1"><text:span text:style-name="T7">有線も無線も認識されない</text:span></text:p>
          <text:p text:style-name="P1"><text:span text:style-name="T7">CheckNIC.ds</text:span><text:span text:style-name="T7">が</text:span><text:span text:style-name="T7">false</text:span><text:span text:style-name="T7">を</text:span></text:p>
          <text:p text:style-name="P1"><text:span text:style-name="T7">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" draw:start-glue-point="2" draw:end-shape="id7" draw:end-glue-point="5" svg:d="m18272 4683-20 1397">
          <text:p/>
        </draw:connector>
        <draw:connector draw:style-name="gr14" draw:text-style-name="P1" draw:layer="layout" draw:type="line" svg:x1="17.124cm" svg:y1="8.747cm" svg:x2="10.441cm" svg:y2="9.81cm" draw:start-shape="id7" draw:start-glue-point="7" draw:end-shape="id8" draw:end-glue-point="0" svg:d="m17124 8747-6683 1063">
          <text:p/>
        </draw:connector>
        <draw:connector draw:style-name="gr14" draw:text-style-name="P1" draw:layer="layout" draw:type="line" svg:x1="18.252cm" svg:y1="8.747cm" svg:x2="26.085cm" svg:y2="10.017cm" draw:start-shape="id7" draw:start-glue-point="8" draw:end-shape="id9" draw:end-glue-point="0" svg:d="m18252 8747 7833 1270">
          <text:p/>
        </draw:connector>
        <draw:connector draw:style-name="gr14" draw:text-style-name="P1" draw:layer="layout" draw:type="line" svg:x1="10.441cm" svg:y1="11.541cm" svg:x2="10.462cm" svg:y2="13.573cm" draw:start-shape="id8" draw:start-glue-point="2" draw:end-shape="id10" draw:end-glue-point="4" svg:d="m10441 11541 21 2032">
          <text:p/>
        </draw:connector>
        <draw:connector draw:style-name="gr14" draw:text-style-name="P1" draw:layer="layout" draw:type="line" svg:x1="26.085cm" svg:y1="11.541cm" svg:x2="26.085cm" svg:y2="13.573cm" draw:start-shape="id9" draw:start-glue-point="2" draw:end-shape="id11" draw:end-glue-point="0" svg:d="m26085 11541v2032">
          <text:p/>
        </draw:connector>
      </draw:page>
      <draw:page draw:name="page6" draw:style-name="dp1" draw:master-page-name="Default">
        <draw:custom-shape draw:style-name="gr12" draw:text-style-name="P1" xml:id="id12" draw:id="id12" draw:layer="layout" svg:width="7.62cm" svg:height="3.048cm" svg:x="14.462cm" svg:y="1.635cm">
          <text:p text:style-name="P1">CheckNIC.dsは正しく動作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9.017cm" svg:height="2.667cm" svg:x="4.81cm" svg:y="6.334cm">
          <text:p text:style-name="P1">Trueを返す場合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4" draw:id="id14" draw:layer="layout" svg:width="6.263cm" svg:height="1.731cm" svg:x="1.849cm" svg:y="10.017cm">
          <text:p text:style-name="P1">lspciコマンドにより有線か無線が認識され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5" draw:id="id15" draw:layer="layout" svg:width="6.223cm" svg:height="1.524cm" svg:x="9.763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6" draw:id="id16" draw:layer="layout" svg:width="7.493cm" svg:height="4.064cm" svg:x="1.254cm" svg:y="13.573cm">
          <text:p text:style-name="P1">lspciコマンドにより</text:p>
          <text:p text:style-name="P1">有線か無線が認識される。<text:line-break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7.493cm" svg:height="4.064cm" svg:x="9.128cm" svg:y="13.573cm">
          <text:p text:style-name="P1">lspciコマンドにより</text:p>
          <text:p text:style-name="P1">有線も無線も認識されない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9.319cm" svg:y2="6.334cm" draw:start-shape="id12" draw:start-glue-point="2" draw:end-shape="id13" draw:end-glue-point="5" svg:d="m18272 4683-8953 1651">
          <text:p/>
        </draw:connector>
        <draw:connector draw:style-name="gr14" draw:text-style-name="P1" draw:layer="layout" draw:type="line" svg:x1="8.191cm" svg:y1="9.001cm" svg:x2="4.98cm" svg:y2="10.017cm" draw:start-shape="id13" draw:start-glue-point="7" draw:end-shape="id14" draw:end-glue-point="0" svg:d="m8191 9001-3211 1016">
          <text:p/>
        </draw:connector>
        <draw:connector draw:style-name="gr14" draw:text-style-name="P1" draw:layer="layout" draw:type="line" svg:x1="9.319cm" svg:y1="9.001cm" svg:x2="12.874cm" svg:y2="10.017cm" draw:start-shape="id13" draw:start-glue-point="8" draw:end-shape="id15" draw:end-glue-point="0" svg:d="m9319 9001 3555 1016">
          <text:p/>
        </draw:connector>
        <draw:connector draw:style-name="gr14" draw:text-style-name="P1" draw:layer="layout" draw:type="line" svg:x1="4.98cm" svg:y1="11.748cm" svg:x2="5.001cm" svg:y2="13.573cm" draw:start-shape="id14" draw:start-glue-point="2" draw:end-shape="id16" draw:end-glue-point="4" svg:d="m4980 11748 21 1825">
          <text:p/>
        </draw:connector>
        <draw:connector draw:style-name="gr14" draw:text-style-name="P1" draw:layer="layout" draw:type="line" svg:x1="12.874cm" svg:y1="11.541cm" svg:x2="12.874cm" svg:y2="13.573cm" draw:start-shape="id15" draw:start-glue-point="2" draw:end-shape="id17" draw:end-glue-point="0" svg:d="m12874 11541v2032">
          <text:p/>
        </draw:connector>
        <draw:custom-shape draw:style-name="gr13" draw:text-style-name="P1" xml:id="id18" draw:id="id18" draw:layer="layout" svg:width="9.017cm" svg:height="2.667cm" svg:x="23.606cm" svg:y="6.207cm">
          <text:p text:style-name="P1">falseを返す場合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draw:type="line" svg:x1="18.272cm" svg:y1="4.683cm" svg:x2="28.115cm" svg:y2="6.207cm" draw:start-shape="id12" draw:start-glue-point="2" draw:end-shape="id18" draw:end-glue-point="5" svg:d="m18272 4683 9843 1524">
          <text:p/>
        </draw:connector>
        <draw:custom-shape draw:style-name="gr15" draw:text-style-name="P1" xml:id="id19" draw:id="id19" draw:layer="layout" svg:width="6.223cm" svg:height="1.524cm" svg:x="19.96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0" draw:id="id20" draw:layer="layout" svg:width="7.493cm" svg:height="4.064cm" svg:x="19.288cm" svg:y="13.573cm">
          <text:p text:style-name="P1">lspciコマンドにより</text:p>
          <text:p text:style-name="P1">有線も無線も認識されない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3.077cm" svg:y1="11.541cm" svg:x2="23.034cm" svg:y2="13.573cm" draw:start-shape="id19" draw:start-glue-point="2" draw:end-shape="id20" draw:end-glue-point="0" svg:d="m23077 11541-43 2032">
          <text:p/>
        </draw:connector>
        <draw:connector draw:style-name="gr14" draw:text-style-name="P1" draw:layer="layout" draw:type="line" svg:x1="26.987cm" svg:y1="8.874cm" svg:x2="23.077cm" svg:y2="10.017cm" draw:start-shape="id18" draw:start-glue-point="7" draw:end-shape="id19" draw:end-glue-point="0" svg:d="m26987 8874-3910 1143">
          <text:p/>
        </draw:connector>
        <draw:custom-shape draw:style-name="gr15" draw:text-style-name="P1" xml:id="id21" draw:id="id21" draw:layer="layout" svg:width="6.223cm" svg:height="1.524cm" svg:x="29.194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2" draw:id="id22" draw:layer="layout" svg:width="7.493cm" svg:height="4.064cm" svg:x="28.559cm" svg:y="13.7cm">
          <text:p text:style-name="P1">lspciコマンドにより</text:p>
          <text:p text:style-name="P1">有線も無線も認識されない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8.115cm" svg:y1="8.874cm" svg:x2="32.305cm" svg:y2="10.144cm" draw:start-shape="id18" draw:start-glue-point="8" draw:end-shape="id21" draw:end-glue-point="0" svg:d="m28115 8874 4190 1270">
          <text:p/>
        </draw:connector>
        <draw:connector draw:style-name="gr14" draw:text-style-name="P1" draw:layer="layout" draw:type="line" svg:x1="32.305cm" svg:y1="11.668cm" svg:x2="32.305cm" svg:y2="13.7cm" draw:start-shape="id21" draw:start-glue-point="2" draw:end-shape="id22" draw:end-glue-point="0" svg:d="m32305 11668v2032">
          <text:p/>
        </draw:connector>
      </draw:page>
      <draw:page draw:name="page7" draw:style-name="dp1" draw:master-page-name="Default">
        <draw:custom-shape draw:style-name="gr12" draw:text-style-name="P8" xml:id="id23" draw:id="id23" draw:layer="layout" svg:width="7.62cm" svg:height="3.048cm" svg:x="14.462cm" svg:y="1.635cm">
          <text:p text:style-name="P1"><text:span text:style-name="T6">Connection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4" draw:id="id24" draw:layer="layout" svg:width="9.017cm" svg:height="2.667cm" svg:x="13.743cm" svg:y="6.08cm">
          <text:p text:style-name="P1"><text:span text:style-name="T7">インターフェースの認識</text:span></text:p>
          <text:p text:style-name="P1"><text:span text:style-name="T7">状態により判断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25" draw:id="id25" draw:layer="layout" svg:width="7.795cm" svg:height="1.731cm" svg:x="2.775cm" svg:y="11.715cm">
          <text:p text:style-name="P1"><text:span text:style-name="T6">無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26" draw:id="id26" draw:layer="layout" svg:width="7.62cm" svg:height="2.413cm" svg:x="22.209cm" svg:y="11.668cm">
          <text:p text:style-name="P1"><text:span text:style-name="T6">有線、無線ネットワークインターフェースが有効で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7" draw:id="id27" draw:layer="layout" svg:width="7.493cm" svg:height="4.064cm" svg:x="6.212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る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8" draw:id="id28" draw:layer="layout" svg:width="7.493cm" svg:height="4.064cm" svg:x="22.336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ない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23" draw:start-glue-point="2" draw:end-shape="id24" draw:end-glue-point="5" svg:d="m18272 4683-20 1397">
          <text:p/>
        </draw:connector>
        <draw:connector draw:style-name="gr14" draw:text-style-name="P1" draw:layer="layout" draw:type="line" svg:x1="17.124cm" svg:y1="8.747cm" svg:x2="6.672cm" svg:y2="11.715cm" draw:start-shape="id24" draw:start-glue-point="7" draw:end-shape="id25" draw:end-glue-point="0" svg:d="m17124 8747-10452 2968">
          <text:p/>
        </draw:connector>
        <draw:connector draw:style-name="gr14" draw:text-style-name="P1" draw:layer="layout" draw:type="line" svg:x1="18.252cm" svg:y1="8.747cm" svg:x2="26.019cm" svg:y2="11.668cm" draw:start-shape="id24" draw:start-glue-point="8" draw:end-shape="id26" draw:end-glue-point="0" svg:d="m18252 8747 7767 2921">
          <text:p/>
        </draw:connector>
        <draw:connector draw:style-name="gr14" draw:text-style-name="P1" draw:layer="layout" draw:type="line" svg:x1="6.672cm" svg:y1="13.446cm" svg:x2="9.959cm" svg:y2="15.478cm" draw:start-shape="id25" draw:start-glue-point="2" draw:end-shape="id27" draw:end-glue-point="4" svg:d="m6672 13446 3287 2032">
          <text:p/>
        </draw:connector>
        <draw:connector draw:style-name="gr14" draw:text-style-name="P1" draw:layer="layout" draw:type="line" svg:x1="26.019cm" svg:y1="14.081cm" svg:x2="26.082cm" svg:y2="15.478cm" draw:start-shape="id26" draw:start-glue-point="2" draw:end-shape="id28" draw:end-glue-point="0" svg:d="m26019 14081 63 1397">
          <text:p/>
        </draw:connector>
        <draw:custom-shape draw:style-name="gr12" draw:text-style-name="P8" xml:id="id29" draw:id="id29" draw:layer="layout" svg:width="8.082cm" svg:height="1.731cm" svg:x="11.33cm" svg:y="11.714cm">
          <text:p text:style-name="P1"><text:span text:style-name="T6">有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15.371cm" svg:y1="13.445cm" svg:x2="9.959cm" svg:y2="15.478cm" draw:start-shape="id29" draw:start-glue-point="2" draw:end-shape="id27" draw:end-glue-point="4" svg:d="m15371 13445-5412 2033">
          <text:p/>
        </draw:connector>
        <draw:connector draw:style-name="gr14" draw:text-style-name="P1" draw:layer="layout" draw:type="line" svg:x1="17.124cm" svg:y1="8.747cm" svg:x2="15.371cm" svg:y2="11.714cm" draw:start-shape="id24" draw:start-glue-point="7" draw:end-shape="id29" svg:d="m17124 8747-1753 2967">
          <text:p/>
        </draw:connector>
      </draw:page>
      <draw:page draw:name="page8" draw:style-name="dp1" draw:master-page-name="Default">
        <draw:custom-shape draw:style-name="gr12" draw:text-style-name="P8" xml:id="id30" draw:id="id30" draw:layer="layout" svg:width="7.62cm" svg:height="3.048cm" svg:x="14.462cm" svg:y="1.635cm">
          <text:p text:style-name="P1"><text:span text:style-name="T6">FirewallOut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1" draw:id="id31" draw:layer="layout" svg:width="9.017cm" svg:height="2.667cm" svg:x="13.743cm" svg:y="6.08cm">
          <text:p text:style-name="P1"><text:span text:style-name="T7">ファイアウォールの</text:span><text:span text:style-name="T7">OUT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32" draw:id="id32" draw:layer="layout" svg:width="6.263cm" svg:height="1.731cm" svg:x="7.31cm" svg:y="10.01cm">
          <text:p text:style-name="P1"><text:span text:style-name="T6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33" draw:id="id33" draw:layer="layout" svg:width="6.223cm" svg:height="1.524cm" svg:x="22.974cm" svg:y="10.217cm">
          <text:p text:style-name="P1"><text:span text:style-name="T6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4" draw:id="id34" draw:layer="layout" svg:width="6.858cm" svg:height="3.175cm" svg:x="7.015cm" svg:y="13.346cm">
          <text:p text:style-name="P1"><text:span text:style-name="T7">DROP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35" draw:id="id35" draw:layer="layout" svg:width="6.474cm" svg:height="2.921cm" svg:x="22.871cm" svg:y="13.673cm">
          <text:p text:style-name="P1"><text:span text:style-name="T7">ACCEPT</text:span><text:span text:style-name="T7">している場合、</text:span></text:p>
          <text:p text:style-name="P1"><text:span text:style-name="T7">tru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30" draw:start-glue-point="2" draw:end-shape="id31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31" draw:start-glue-point="8" draw:end-shape="id32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31" draw:start-glue-point="8" draw:end-shape="id33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32" draw:start-glue-point="2" draw:end-shape="id34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3" draw:start-glue-point="2" draw:end-shape="id35" draw:end-glue-point="0" svg:d="m26085 11741 23 1932">
          <text:p/>
        </draw:connector>
        <draw:custom-shape draw:style-name="gr12" draw:text-style-name="P8" xml:id="id36" draw:id="id36" draw:layer="layout" svg:width="6.263cm" svg:height="1.731cm" svg:x="15.089cm" svg:y="10.017cm">
          <text:p text:style-name="P1"><text:span text:style-name="T6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7" draw:id="id37" draw:layer="layout" svg:width="6.731cm" svg:height="2.921cm" svg:x="14.889cm" svg:y="13.6cm">
          <text:p text:style-name="P1"><text:span text:style-name="T7">REJECT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36" draw:end-shape="id37" svg:d="m18220 11748 34 1852">
          <text:p/>
        </draw:connector>
        <draw:connector draw:style-name="gr14" draw:text-style-name="P1" draw:layer="layout" draw:type="line" svg:x1="18.252cm" svg:y1="8.747cm" svg:x2="18.22cm" svg:y2="10.017cm" draw:start-shape="id31" draw:start-glue-point="8" draw:end-shape="id36" draw:end-glue-point="0" svg:d="m18252 8747-32 1270">
          <text:p/>
        </draw:connector>
      </draw:page>
      <draw:page draw:name="page9" draw:style-name="dp1" draw:master-page-name="Default">
        <draw:custom-shape draw:style-name="gr12" draw:text-style-name="P8" xml:id="id38" draw:id="id38" draw:layer="layout" svg:width="7.62cm" svg:height="3.048cm" svg:x="14.462cm" svg:y="1.635cm">
          <text:p text:style-name="P1"><text:span text:style-name="T6">FirewallIn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9" draw:id="id39" draw:layer="layout" svg:width="9.017cm" svg:height="2.667cm" svg:x="13.743cm" svg:y="6.08cm">
          <text:p text:style-name="P1"><text:span text:style-name="T7">ファイアウォールの</text:span><text:span text:style-name="T7">IN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0" draw:id="id40" draw:layer="layout" svg:width="6.263cm" svg:height="1.731cm" svg:x="7.31cm" svg:y="10.01cm">
          <text:p text:style-name="P1"><text:span text:style-name="T8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41" draw:id="id41" draw:layer="layout" svg:width="6.223cm" svg:height="1.524cm" svg:x="22.974cm" svg:y="10.217cm">
          <text:p text:style-name="P1"><text:span text:style-name="T8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6.858cm" svg:height="3.175cm" svg:x="7.015cm" svg:y="13.346cm">
          <text:p text:style-name="P1"><text:span text:style-name="T8">DROP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3" draw:id="id43" draw:layer="layout" svg:width="6.474cm" svg:height="2.921cm" svg:x="22.871cm" svg:y="13.673cm">
          <text:p text:style-name="P1"><text:span text:style-name="T8">ACCEPT</text:span><text:span text:style-name="T8">している場合、</text:span></text:p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38" draw:start-glue-point="2" draw:end-shape="id39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39" draw:start-glue-point="8" draw:end-shape="id40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39" draw:start-glue-point="8" draw:end-shape="id41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0" draw:start-glue-point="2" draw:end-shape="id42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41" draw:start-glue-point="2" draw:end-shape="id43" draw:end-glue-point="0" svg:d="m26085 11741 23 1932">
          <text:p/>
        </draw:connector>
        <draw:custom-shape draw:style-name="gr12" draw:text-style-name="P10" xml:id="id44" draw:id="id44" draw:layer="layout" svg:width="6.263cm" svg:height="1.731cm" svg:x="15.089cm" svg:y="10.017cm">
          <text:p text:style-name="P1"><text:span text:style-name="T8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5" draw:id="id45" draw:layer="layout" svg:width="6.731cm" svg:height="2.921cm" svg:x="14.889cm" svg:y="13.6cm">
          <text:p text:style-name="P1"><text:span text:style-name="T8">REJECT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44" draw:end-shape="id45" svg:d="m18220 11748 34 1852">
          <text:p/>
        </draw:connector>
        <draw:connector draw:style-name="gr14" draw:text-style-name="P1" draw:layer="layout" draw:type="line" svg:x1="18.252cm" svg:y1="8.747cm" svg:x2="18.22cm" svg:y2="10.017cm" draw:start-shape="id39" draw:start-glue-point="8" draw:end-shape="id44" draw:end-glue-point="0" svg:d="m18252 8747-32 1270">
          <text:p/>
        </draw:connector>
      </draw:page>
      <draw:page draw:name="page10" draw:style-name="dp1" draw:master-page-name="Default">
        <draw:custom-shape draw:style-name="gr12" draw:text-style-name="P8" xml:id="id46" draw:id="id46" draw:layer="layout" svg:width="7.62cm" svg:height="3.048cm" svg:x="14.462cm" svg:y="1.635cm">
          <text:p text:style-name="P1"><text:span text:style-name="T6">Check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47" draw:id="id47" draw:layer="layout" svg:width="9.017cm" svg:height="2.667cm" svg:x="13.743cm" svg:y="6.08cm">
          <text:p text:style-name="P1"><text:span text:style-name="T7">設定ファイルを参照する</text:span></text:p>
          <text:p text:style-name="P1"><text:span text:style-name="T7">(/etc/resolv.conf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8" draw:id="id48" draw:layer="layout" svg:width="6.263cm" svg:height="1.731cm" svg:x="7.31cm" svg:y="10.01cm">
          <text:p text:style-name="P1"><text:span text:style-name="T8">nameserver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49" draw:id="id49" draw:layer="layout" svg:width="6.223cm" svg:height="1.524cm" svg:x="22.974cm" svg:y="10.217cm">
          <text:p text:style-name="P1"><text:span text:style-name="T8">nameserver</text:span><text:span text:style-name="T8">が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0" draw:id="id50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1" draw:id="id51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6" draw:start-glue-point="2" draw:end-shape="id47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7" draw:start-glue-point="8" draw:end-shape="id48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7" draw:start-glue-point="8" draw:end-shape="id49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8" draw:start-glue-point="2" draw:end-shape="id50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49" draw:start-glue-point="2" draw:end-shape="id51" draw:end-glue-point="0" svg:d="m26085 11741 23 1932">
          <text:p/>
        </draw:connector>
      </draw:page>
      <draw:page draw:name="page11" draw:style-name="dp1" draw:master-page-name="Default">
        <draw:custom-shape draw:style-name="gr12" draw:text-style-name="P8" xml:id="id52" draw:id="id52" draw:layer="layout" svg:width="7.62cm" svg:height="3.048cm" svg:x="14.462cm" svg:y="1.635cm">
          <text:p text:style-name="P1"><text:span text:style-name="T6">Ping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3" draw:id="id53" draw:layer="layout" svg:width="9.017cm" svg:height="2.667cm" svg:x="13.743cm" svg:y="6.08cm">
          <text:p text:style-name="P1"><text:span text:style-name="T8">登録されている</text:span><text:span text:style-name="T8">DNS</text:span><text:span text:style-name="T8">に</text:span></text:p>
          <text:p text:style-name="P1"><text:span text:style-name="T8">ピングを打つ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54" draw:id="id54" draw:layer="layout" svg:width="6.263cm" svg:height="1.731cm" svg:x="7.31cm" svg:y="10.01cm">
          <text:p text:style-name="P1"><text:span text:style-name="T8">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5" draw:id="id55" draw:layer="layout" svg:width="6.223cm" svg:height="1.524cm" svg:x="22.974cm" svg:y="10.217cm">
          <text:p text:style-name="P1"><text:span text:style-name="T8">応答が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6" draw:id="id56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7" draw:id="id57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2" draw:start-glue-point="2" draw:end-shape="id53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53" draw:start-glue-point="8" draw:end-shape="id54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53" draw:start-glue-point="8" draw:end-shape="id55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54" draw:start-glue-point="2" draw:end-shape="id56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5" draw:start-glue-point="2" draw:end-shape="id57" draw:end-glue-point="0" svg:d="m26085 11741 23 1932">
          <text:p/>
        </draw:connector>
      </draw:page>
      <draw:page draw:name="page12" draw:style-name="dp1" draw:master-page-name="Default">
        <draw:custom-shape draw:style-name="gr12" draw:text-style-name="P8" xml:id="id58" draw:id="id58" draw:layer="layout" svg:width="7.62cm" svg:height="3.048cm" svg:x="14.462cm" svg:y="1.635cm">
          <text:p text:style-name="P1"><text:span text:style-name="T6">CheckHostOrI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9" draw:id="id59" draw:layer="layout" svg:width="9.017cm" svg:height="2.667cm" svg:x="13.743cm" svg:y="6.08cm">
          <text:p text:style-name="P1"><text:span text:style-name="T8">与えられた文字列により</text:span></text:p>
          <text:p text:style-name="P1"><text:span text:style-name="T8">考え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60" draw:id="id60" draw:layer="layout" svg:width="6.263cm" svg:height="1.731cm" svg:x="7.31cm" svg:y="10.01cm">
          <text:p text:style-name="P1"><text:span text:style-name="T8">ドメイン名が与えられ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1" draw:id="id61" draw:layer="layout" svg:width="6.223cm" svg:height="1.524cm" svg:x="22.974cm" svg:y="10.217cm">
          <text:p text:style-name="P1"><text:span text:style-name="T8">IP</text:span><text:span text:style-name="T8">が与えられ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2" draw:id="id62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3" draw:id="id63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8" draw:start-glue-point="2" draw:end-shape="id59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59" draw:start-glue-point="8" draw:end-shape="id60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59" draw:start-glue-point="8" draw:end-shape="id61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60" draw:start-glue-point="2" draw:end-shape="id62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61" draw:start-glue-point="2" draw:end-shape="id63" draw:end-glue-point="0" svg:d="m26085 11741 23 1932">
          <text:p/>
        </draw:connector>
      </draw:page>
      <draw:page draw:name="page13" draw:style-name="dp1" draw:master-page-name="Default">
        <draw:custom-shape draw:style-name="gr12" draw:text-style-name="P8" xml:id="id64" draw:id="id64" draw:layer="layout" svg:width="7.62cm" svg:height="3.048cm" svg:x="14.462cm" svg:y="1.635cm">
          <text:p text:style-name="P1"><text:span text:style-name="T6">Nslooku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5" draw:id="id65" draw:layer="layout" svg:width="9.017cm" svg:height="2.667cm" svg:x="13.743cm" svg:y="6.08cm">
          <text:p text:style-name="P1"><text:span text:style-name="T8">DNS</text:span><text:span text:style-name="T8">について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66" draw:id="id66" draw:layer="layout" svg:width="6.263cm" svg:height="1.731cm" svg:x="4.389cm" svg:y="10.137cm">
          <text:p text:style-name="P1"><text:span text:style-name="T8">DNS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7" draw:id="id67" draw:layer="layout" svg:width="6.223cm" svg:height="1.524cm" svg:x="20.053cm" svg:y="10.344cm">
          <text:p text:style-name="P1"><text:span text:style-name="T8">DNS</text:span><text:span text:style-name="T8">からドメイン名を取得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8" draw:id="id68" draw:layer="layout" svg:width="6.858cm" svg:height="3.175cm" svg:x="4.094cm" svg:y="13.473cm">
          <text:p text:style-name="P1"><text:span text:style-name="T8">Check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9" draw:id="id69" draw:layer="layout" svg:width="6.474cm" svg:height="2.921cm" svg:x="19.95cm" svg:y="13.8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4" draw:start-glue-point="2" draw:end-shape="id65" draw:end-glue-point="5" svg:d="m18272 4683-20 1397">
          <text:p/>
        </draw:connector>
        <draw:connector draw:style-name="gr14" draw:text-style-name="P1" draw:layer="layout" draw:type="line" svg:x1="18.252cm" svg:y1="8.747cm" svg:x2="7.52cm" svg:y2="10.137cm" draw:start-shape="id65" draw:start-glue-point="8" draw:end-shape="id66" draw:end-glue-point="0" svg:d="m18252 8747-10732 1390">
          <text:p/>
        </draw:connector>
        <draw:connector draw:style-name="gr14" draw:text-style-name="P1" draw:layer="layout" draw:type="line" svg:x1="18.252cm" svg:y1="8.747cm" svg:x2="23.164cm" svg:y2="10.344cm" draw:start-shape="id65" draw:start-glue-point="8" draw:end-shape="id67" draw:end-glue-point="0" svg:d="m18252 8747 4912 1597">
          <text:p/>
        </draw:connector>
        <draw:connector draw:style-name="gr14" draw:text-style-name="P1" draw:layer="layout" draw:type="line" svg:x1="7.52cm" svg:y1="11.868cm" svg:x2="7.523cm" svg:y2="13.473cm" draw:start-shape="id66" draw:start-glue-point="2" draw:end-shape="id68" draw:end-glue-point="4" svg:d="m7520 11868 3 1605">
          <text:p/>
        </draw:connector>
        <draw:connector draw:style-name="gr14" draw:text-style-name="P1" draw:layer="layout" draw:type="line" svg:x1="23.164cm" svg:y1="11.868cm" svg:x2="23.187cm" svg:y2="13.8cm" draw:start-shape="id67" draw:start-glue-point="2" draw:end-shape="id69" draw:end-glue-point="0" svg:d="m23164 11868 23 1932">
          <text:p/>
        </draw:connector>
        <draw:custom-shape draw:style-name="gr12" draw:text-style-name="P10" xml:id="id70" draw:id="id70" draw:layer="layout" svg:width="6.223cm" svg:height="1.524cm" svg:x="12.253cm" svg:y="10.344cm">
          <text:p text:style-name="P1"><text:span text:style-name="T8">DNS</text:span><text:span text:style-name="T8">から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1" draw:id="id71" draw:layer="layout" svg:width="6.474cm" svg:height="2.921cm" svg:x="12.15cm" svg:y="13.8cm">
          <text:p text:style-name="P1"><text:span text:style-name="T8">Ping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51cm" svg:y1="8.747cm" svg:x2="15.364cm" svg:y2="10.344cm" draw:start-shape="id65" draw:end-shape="id70" draw:end-glue-point="0" svg:d="m18251 8747-2887 1597">
          <text:p/>
        </draw:connector>
        <draw:connector draw:style-name="gr14" draw:text-style-name="P1" draw:layer="layout" draw:type="line" svg:x1="15.364cm" svg:y1="11.868cm" svg:x2="15.387cm" svg:y2="13.8cm" draw:start-shape="id70" draw:start-glue-point="2" draw:end-shape="id71" draw:end-glue-point="0" svg:d="m15364 11868 23 1932">
          <text:p/>
        </draw:connector>
        <draw:custom-shape draw:style-name="gr12" draw:text-style-name="P10" xml:id="id72" draw:id="id72" draw:layer="layout" svg:width="6.223cm" svg:height="1.524cm" svg:x="27.014cm" svg:y="10.371cm">
          <text:p text:style-name="P1"><text:span text:style-name="T8">DNS</text:span><text:span text:style-name="T8">からドメイン名を取得でき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3" draw:id="id73" draw:layer="layout" svg:width="6.474cm" svg:height="2.921cm" svg:x="26.911cm" svg:y="13.827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30.125cm" svg:y1="11.895cm" svg:x2="30.148cm" svg:y2="13.827cm" draw:start-shape="id72" draw:start-glue-point="2" draw:end-shape="id73" draw:end-glue-point="0" svg:d="m30125 11895 23 1932">
          <text:p/>
        </draw:connector>
        <draw:connector draw:style-name="gr14" draw:text-style-name="P1" draw:layer="layout" draw:type="line" svg:x1="18.252cm" svg:y1="8.747cm" svg:x2="30.125cm" svg:y2="10.371cm" draw:start-shape="id65" draw:start-glue-point="8" draw:end-shape="id72" draw:end-glue-point="0" svg:d="m18252 8747 11873 1624">
          <text:p/>
        </draw:connector>
      </draw:page>
      <draw:page draw:name="page14" draw:style-name="dp1" draw:master-page-name="Default">
        <draw:custom-shape draw:style-name="gr12" draw:text-style-name="P8" xml:id="id74" draw:id="id74" draw:layer="layout" svg:width="7.62cm" svg:height="3.048cm" svg:x="14.462cm" svg:y="1.635cm">
          <text:p text:style-name="P1"><text:span text:style-name="T6">RoutingDirectly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5" draw:id="id75" draw:layer="layout" svg:width="9.017cm" svg:height="2.667cm" svg:x="13.743cm" svg:y="6.08cm">
          <text:p text:style-name="P1"><text:span text:style-name="T8">接続したいマシンを</text:span></text:p>
          <text:p text:style-name="P1"><text:span text:style-name="T8">IP</text:span><text:span text:style-name="T8">アドレスで与えられ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76" draw:id="id76" draw:layer="layout" svg:width="6.263cm" svg:height="1.731cm" svg:x="7.31cm" svg:y="10.01cm">
          <text:p text:style-name="P1"><text:span text:style-name="T8">所属しているネットワークがルーティングテーブルに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77" draw:id="id77" draw:layer="layout" svg:width="6.223cm" svg:height="1.524cm" svg:x="22.974cm" svg:y="10.217cm">
          <text:p text:style-name="P1"><text:span text:style-name="T8">所属しているネットワークがルーティングテーブルに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8" draw:id="id78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79" draw:id="id79" draw:layer="layout" svg:width="6.474cm" svg:height="2.921cm" svg:x="22.871cm" svg:y="13.673cm">
          <text:p text:style-name="P1"><text:span text:style-name="T8">fasl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74" draw:start-glue-point="2" draw:end-shape="id75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5" draw:start-glue-point="8" draw:end-shape="id76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5" draw:start-glue-point="8" draw:end-shape="id77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6" draw:start-glue-point="2" draw:end-shape="id78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7" draw:start-glue-point="2" draw:end-shape="id79" draw:end-glue-point="0" svg:d="m26085 11741 23 1932">
          <text:p/>
        </draw:connector>
      </draw:page>
      <draw:page draw:name="page15" draw:style-name="dp1" draw:master-page-name="Default">
        <draw:custom-shape draw:style-name="gr12" draw:text-style-name="P8" xml:id="id80" draw:id="id80" draw:layer="layout" svg:width="7.62cm" svg:height="3.048cm" svg:x="14.462cm" svg:y="1.635cm">
          <text:p text:style-name="P1"><text:span text:style-name="T6">RoutingDefaul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1" draw:id="id81" draw:layer="layout" svg:width="9.017cm" svg:height="2.667cm" svg:x="13.743cm" svg:y="6.08cm">
          <text:p text:style-name="P1"><text:span text:style-name="T8">ルーティングテーブルにゲートウェイが</text:span></text:p>
          <text:p text:style-name="P1"><text:span text:style-name="T8">登録されているかどうかで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82" draw:id="id82" draw:layer="layout" svg:width="6.263cm" svg:height="1.731cm" svg:x="7.31cm" svg:y="10.01cm">
          <text:p text:style-name="P1"><text:span text:style-name="T8">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83" draw:id="id83" draw:layer="layout" svg:width="6.223cm" svg:height="1.524cm" svg:x="22.974cm" svg:y="10.217cm">
          <text:p text:style-name="P1"><text:span text:style-name="T8">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6.858cm" svg:height="3.175cm" svg:x="7.015cm" svg:y="13.346cm">
          <text:p text:style-name="P1"><text:span text:style-name="T8">true</text:span><text:span text:style-name="T8">を返す</text:span><text:span text:style-name="T8">(</text:span><text:span text:style-name="T8">ルーティングできる</text:span><text:span text:style-name="T8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5" draw:id="id85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0" draw:start-glue-point="2" draw:end-shape="id81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1" draw:start-glue-point="8" draw:end-shape="id82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1" draw:start-glue-point="8" draw:end-shape="id83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2" draw:start-glue-point="2" draw:end-shape="id84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3" draw:start-glue-point="2" draw:end-shape="id85" draw:end-glue-point="0" svg:d="m26085 11741 23 1932">
          <text:p/>
        </draw:connector>
        <draw:custom-shape draw:style-name="gr16" draw:text-style-name="P1" draw:layer="layout" svg:width="8.509cm" svg:height="6.35cm" svg:x="28.559cm" svg:y="2.27cm">
          <text:p text:style-name="P1">RoutingDirectly.dsか</text:p>
          <text:p text:style-name="P1">RoutingDefault.dsのどっちかが</text:p>
          <text:p text:style-name="P1">Trueを返すとpingを打つ</text:p>
          <text:p text:style-name="P1">マシンからパケットを送り出す</text:p>
          <text:p text:style-name="P1">ことはできる</text:p>
          <text:p text:style-name="P1">ルーティング設定が正しいかどうかは</text:p>
          <text:p text:style-name="P1">別問題</text:p>
          <draw:enhanced-geometry svg:viewBox="0 0 21600 21600" draw:text-areas="800 800 20800 20800" draw:type="round-rectangular-callout" draw:modifiers="-16097.2032902468 2707.22720831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6" draw:style-name="dp1" draw:master-page-name="Default">
        <draw:custom-shape draw:style-name="gr12" draw:text-style-name="P8" xml:id="id86" draw:id="id86" draw:layer="layout" svg:width="7.62cm" svg:height="3.048cm" svg:x="14.462cm" svg:y="1.635cm">
          <text:p text:style-name="P1"><text:span text:style-name="T6">Recognition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7" draw:id="id87" draw:layer="layout" svg:width="9.017cm" svg:height="2.667cm" svg:x="13.743cm" svg:y="6.08cm">
          <text:p text:style-name="P1"><text:span text:style-name="T8">ゲートウェイが認識されて</text:span></text:p>
          <text:p text:style-name="P1"><text:span text:style-name="T8">いるかどうかで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88" draw:id="id88" draw:layer="layout" svg:width="6.263cm" svg:height="1.731cm" svg:x="7.31cm" svg:y="10.01cm">
          <text:p text:style-name="P1"><text:span text:style-name="T8">netstat -rn</text:span><text:span text:style-name="T8">コマンドにより</text:span><text:span text:style-name="T8">Gateway</text:span><text:span text:style-name="T8">が認識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89" draw:id="id89" draw:layer="layout" svg:width="6.223cm" svg:height="1.524cm" svg:x="22.974cm" svg:y="10.217cm">
          <text:p text:style-name="P1"><text:span text:style-name="T8">netstat -rn</text:span><text:span text:style-name="T8">コマンドにより</text:span><text:span text:style-name="T8">Gateway</text:span><text:span text:style-name="T8">が認識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90" draw:id="id90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91" draw:id="id91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6" draw:start-glue-point="2" draw:end-shape="id87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7" draw:start-glue-point="8" draw:end-shape="id88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7" draw:start-glue-point="8" draw:end-shape="id89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8" draw:start-glue-point="2" draw:end-shape="id90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9" draw:start-glue-point="2" draw:end-shape="id91" draw:end-glue-point="0" svg:d="m26085 11741 23 1932">
          <text:p/>
        </draw:connector>
      </draw:page>
      <draw:page draw:name="page17" draw:style-name="dp1" draw:master-page-name="Default">
        <draw:custom-shape draw:style-name="gr12" draw:text-style-name="P8" xml:id="id92" draw:id="id92" draw:layer="layout" svg:width="7.62cm" svg:height="3.048cm" svg:x="14.462cm" svg:y="1.635cm">
          <text:p text:style-name="P1"><text:span text:style-name="T6">Ping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93" draw:id="id93" draw:layer="layout" svg:width="9.017cm" svg:height="2.667cm" svg:x="13.743cm" svg:y="6.08cm">
          <text:p text:style-name="P1"><text:span text:style-name="T8">ゲートウェイから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94" draw:id="id94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5" draw:id="id95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96" draw:id="id96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7" draw:id="id97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92" draw:start-glue-point="2" draw:end-shape="id93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93" draw:start-glue-point="8" draw:end-shape="id94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93" draw:start-glue-point="8" draw:end-shape="id95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94" draw:start-glue-point="2" draw:end-shape="id96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95" draw:start-glue-point="2" draw:end-shape="id97" draw:end-glue-point="0" svg:d="m26085 11741 23 1932">
          <text:p/>
        </draw:connector>
      </draw:page>
      <draw:page draw:name="page18" draw:style-name="dp1" draw:master-page-name="Default">
        <draw:custom-shape draw:style-name="gr12" draw:text-style-name="P8" xml:id="id98" draw:id="id98" draw:layer="layout" svg:width="7.62cm" svg:height="3.048cm" svg:x="14.462cm" svg:y="1.635cm">
          <text:p text:style-name="P1"><text:span text:style-name="T6">Ping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99" draw:id="id99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100" draw:id="id100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01" draw:id="id101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102" draw:id="id102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03" draw:id="id103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98" draw:start-glue-point="2" draw:end-shape="id99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99" draw:start-glue-point="8" draw:end-shape="id100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99" draw:start-glue-point="8" draw:end-shape="id101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100" draw:start-glue-point="2" draw:end-shape="id102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101" draw:start-glue-point="2" draw:end-shape="id103" draw:end-glue-point="0" svg:d="m26085 11741 23 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01T03:13:07</dc:date>
    <dc:creator>Joseph </dc:creator>
    <meta:generator>LibreOffice/3.5$Linux_X86_64 LibreOffice_project/350m1$Build-2</meta:generator>
    <meta:editing-duration>PT12H5M10S</meta:editing-duration>
    <meta:editing-cycles>75</meta:editing-cycles>
    <meta:document-statistic meta:object-count="206"/>
  </office:meta>
</office:document-meta>
</file>